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51949" officeooo:paragraph-rsid="0021285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128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<text:s/><text:span text:style-name="T3">1 </text:span>/ 573 = 0.00174520069808027923211169284468</text:p>
      <text:p text:style-name="Preformatted_20_Text">Title, Flying Goat Pose.</text:p>
      <text:p text:style-name="Preformatted_20_Text">With that rear leg lifted, index fingers growing out of your skull.</text:p>
      <text:p text:style-name="Preformatted_20_Text">Straighten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-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-third of the company that worked in Boston, they promised to install</text:p>
      <text:p text:style-name="Preformatted_20_Text">a salad bar in our cafeteria.</text:p>
      <text:p text:style-name="Preformatted_20_Text">As Cincinnati employees paid use fees for the fitness center, we guessed the company</text:p>
      <text:p text:style-name="Preformatted_20_Text">believed all was fair.</text:p>
      <text:p text:style-name="Preformatted_20_Text">There ensued a ruckus.</text:p>
      <text:p text:style-name="Preformatted_20_Text">When the dust settled, we got a fitness center, but we would not get a pool, and the 45-minute</text:p>
      <text:p text:style-name="Preformatted_20_Text">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 hour and 15-minute lunch hour.</text:p>
      <text:p text:style-name="Preformatted_20_Text">Then sometime in the late 1990s, we began yoga classes.</text:p>
      <text:p text:style-name="Preformatted_20_Text">We never forgot the salad bar, and we used an hour and 15 minutes to make a 45-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,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<text:soft-page-break/>One of our family was not practicing community yoga.</text:p>
      <text:p text:style-name="Preformatted_20_Text">Mark had begun teaching this class a few years previously.</text:p>
      <text:p text:style-name="Preformatted_20_Text">He began to think.</text:p>
      <text:p text:style-name="Preformatted_20_Text">Nothing like a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rest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9T03:37:39.967000000</dc:date>
    <meta:editing-duration>PT3M26S</meta:editing-duration>
    <meta:editing-cycles>1</meta:editing-cycles>
    <meta:document-statistic meta:table-count="0" meta:image-count="0" meta:object-count="0" meta:page-count="2" meta:paragraph-count="63" meta:word-count="581" meta:character-count="3191" meta:non-whitespace-character-count="2672"/>
  </office:meta>
</office:document-meta>
</file>